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d9df" officeooo:paragraph-rsid="0010d9df"/>
    </style:style>
    <style:style style:name="P2" style:family="paragraph" style:parent-style-name="Standard" style:list-style-name="L1">
      <style:text-properties officeooo:rsid="0010d9df" officeooo:paragraph-rsid="0010d9df"/>
    </style:style>
    <style:style style:name="P3" style:family="paragraph" style:parent-style-name="Standard" style:list-style-name="L2">
      <style:text-properties officeooo:rsid="0010d9df" officeooo:paragraph-rsid="0010d9df"/>
    </style:style>
    <style:style style:name="P4" style:family="paragraph" style:parent-style-name="Standard" style:list-style-name="L3">
      <style:text-properties officeooo:rsid="0010d9df" officeooo:paragraph-rsid="0010d9df"/>
    </style:style>
    <style:style style:name="P5" style:family="paragraph" style:parent-style-name="Standard" style:list-style-name="L1">
      <style:text-properties officeooo:rsid="0015dcb7" officeooo:paragraph-rsid="0015dcb7"/>
    </style:style>
    <style:style style:name="T1" style:family="text">
      <style:text-properties officeooo:rsid="00127429"/>
    </style:style>
    <style:style style:name="T2" style:family="text">
      <style:text-properties officeooo:rsid="0013d0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CA implementation</text:p>
      <text:p text:style-name="P1"/>
      <text:list xml:id="list2322302775" text:style-name="L1">
        <text:list-header>
          <text:p text:style-name="P2">Steps:</text:p>
        </text:list-header>
        <text:list-item>
          <text:p text:style-name="P2">divide the data in training set and test set</text:p>
        </text:list-item>
        <text:list-item>
          <text:p text:style-name="P2">set 2D matrix where </text:p>
        </text:list-item>
      </text:list>
      <text:list xml:id="list635974003" text:style-name="L2">
        <text:list-item>
          <text:list>
            <text:list-item>
              <text:p text:style-name="P3">different rows are different observations</text:p>
            </text:list-item>
            <text:list-item>
              <text:p text:style-name="P3">different cols are different features</text:p>
            </text:list-item>
          </text:list>
        </text:list-item>
      </text:list>
      <text:list xml:id="list94509689768511" text:continue-list="list2322302775" text:style-name="L1">
        <text:list-item>
          <text:list>
            <text:list-header>
              <text:p text:style-name="P2"/>
            </text:list-header>
          </text:list>
        </text:list-item>
        <text:list-item>
          <text:p text:style-name="P2">standardize the data, <text:span text:style-name="T1">creating the centered and standardize matrix Z </text:span></text:p>
        </text:list-item>
      </text:list>
      <text:list xml:id="list3707215224" text:style-name="L3">
        <text:list-item>
          <text:list>
            <text:list-item>
              <text:p text:style-name="P4">for each col subtract to each item the mean value on the col</text:p>
            </text:list-item>
            <text:list-item>
              <text:p text:style-name="P4">divide by the standard deviation <text:span text:style-name="T1">each column ( assuming that the importance of the features is not correlated with their variance)</text:span></text:p>
            </text:list-item>
          </text:list>
        </text:list-item>
      </text:list>
      <text:list xml:id="list94510475429830" text:continue-list="list94509689768511" text:style-name="L1">
        <text:list-item>
          <text:p text:style-name="P2">Take the matrix Z, transpose it and multiply the transposed matrix by Z, <text:span text:style-name="T2">to get the covariance</text:span></text:p>
        </text:list-item>
        <text:list-item>
          <text:p text:style-name="P5">Estimate the eigenvalues and eigenvectors of Z</text:p>
        </text:list-item>
        <text:list-item>
          <text:p text:style-name="P5">barplot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7:23:26.061833423</meta:creation-date>
    <dc:date>2022-05-19T09:45:08.487175797</dc:date>
    <meta:editing-duration>PT1H3M1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05" meta:character-count="589" meta:non-whitespace-character-count="503"/>
  </office:meta>
</office:document-meta>
</file>